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" manifest:full-path="Scripts/javascript/Library1/Macro1.js"/>
  <manifest:file-entry manifest:media-type="" manifest:full-path="Scripts/javascript/Library1/parcel-descriptor.xml"/>
  <manifest:file-entry manifest:media-type="application/binary" manifest:full-path="Scripts/javascript/Library1/"/>
  <manifest:file-entry manifest:media-type="application/binary" manifest:full-path="Scripts/javascript/"/>
  <manifest:file-entry manifest:media-type="application/binary" manifest:full-path="Scripts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1.072in"/>
    </style:style>
    <style:style style:name="co2" style:family="table-column">
      <style:table-column-properties fo:break-before="auto" style:column-width="1.4854in"/>
    </style:style>
    <style:style style:name="co3" style:family="table-column">
      <style:table-column-properties fo:break-before="auto" style:column-width="1.127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5425in"/>
    </style:style>
    <style:style style:name="co6" style:family="table-column">
      <style:table-column-properties fo:break-before="auto" style:column-width="7.2866in"/>
    </style:style>
    <style:style style:name="co7" style:family="table-column">
      <style:table-column-properties fo:break-before="auto" style:column-width="3.9547in"/>
    </style:style>
    <style:style style:name="co8" style:family="table-column">
      <style:table-column-properties fo:break-before="auto" style:column-width="1.1598in"/>
    </style:style>
    <style:style style:name="co9" style:family="table-column">
      <style:table-column-properties fo:break-before="auto" style:column-width="3.3445in"/>
    </style:style>
    <style:style style:name="co10" style:family="table-column">
      <style:table-column-properties fo:break-before="auto" style:column-width="1.3673in"/>
    </style:style>
    <style:style style:name="co11" style:family="table-column">
      <style:table-column-properties fo:break-before="auto" style:column-width="1.5291in"/>
    </style:style>
    <style:style style:name="co12" style:family="table-column">
      <style:table-column-properties fo:break-before="auto" style:column-width="1.0945in"/>
    </style:style>
    <style:style style:name="co13" style:family="table-column">
      <style:table-column-properties fo:break-before="auto" style:column-width="1.6165in"/>
    </style:style>
    <style:style style:name="co14" style:family="table-column">
      <style:table-column-properties fo:break-before="auto" style:column-width="1.6728in"/>
    </style:style>
    <style:style style:name="co15" style:family="table-column">
      <style:table-column-properties fo:break-before="auto" style:column-width="1.1689in"/>
    </style:style>
    <style:style style:name="co16" style:family="table-column">
      <style:table-column-properties fo:break-before="auto" style:column-width="1.1362in"/>
    </style:style>
    <style:style style:name="co17" style:family="table-column">
      <style:table-column-properties fo:break-before="auto" style:column-width="1.4in"/>
    </style:style>
    <style:style style:name="co18" style:family="table-column">
      <style:table-column-properties fo:break-before="auto" style:column-width="3.5854in"/>
    </style:style>
    <style:style style:name="co19" style:family="table-column">
      <style:table-column-properties fo:break-before="auto" style:column-width="2.5583in"/>
    </style:style>
    <style:style style:name="co20" style:family="table-column">
      <style:table-column-properties fo:break-before="auto" style:column-width="2.2744in"/>
    </style:style>
    <style:style style:name="co21" style:family="table-column">
      <style:table-column-properties fo:break-before="auto" style:column-width="2.0992in"/>
    </style:style>
    <style:style style:name="co22" style:family="table-column">
      <style:table-column-properties fo:break-before="auto" style:column-width="1.4984in"/>
    </style:style>
    <style:style style:name="co23" style:family="table-column">
      <style:table-column-properties fo:break-before="auto" style:column-width="2.4575in"/>
    </style:style>
    <style:style style:name="co24" style:family="table-column">
      <style:table-column-properties fo:break-before="auto" style:column-width="1.1047in"/>
    </style:style>
    <style:style style:name="co25" style:family="table-column">
      <style:table-column-properties fo:break-before="auto" style:column-width="7.6146in"/>
    </style:style>
    <style:style style:name="co26" style:family="table-column">
      <style:table-column-properties fo:break-before="auto" style:column-width="1.30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1.0154in" fo:break-before="auto" style:use-optimal-row-height="true"/>
    </style:style>
    <style:style style:name="ro5" style:family="table-row">
      <style:table-row-properties style:row-height="0.7772in" fo:break-before="auto" style:use-optimal-row-height="true"/>
    </style:style>
    <style:style style:name="ro6" style:family="table-row">
      <style:table-row-properties style:row-height="0.6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Arial" style:font-name-asian="微软雅黑" style:font-name-complex="Mangal"/>
    </style:style>
    <style:style style:name="ce3" style:family="table-cell" style:parent-style-name="Default" style:data-style-name="N11"/>
    <style:style style:name="ce4" style:family="table-cell" style:parent-style-name="Default" style:data-style-name="N2"/>
    <style:style style:name="ce5" style:family="table-cell" style:parent-style-name="Default" style:data-style-name="N100"/>
    <style:style style:name="ce6" style:family="table-cell" style:parent-style-name="Default" style:data-style-name="N0"/>
    <style:style style:name="ce7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table table:name="SQL00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REPORTTYPE</text:p>
          </table:table-cell>
          <table:table-cell office:value-type="string">
            <text:p>ALIASNAME</text:p>
          </table:table-cell>
          <table:table-cell office:value-type="string">
            <text:p>COLUMNINDEX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营业总收入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营业收入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利息收入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已赚保费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手续费及佣金收入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房地产销售收入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其他业务收入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营业总成本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营业成本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利息支出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手续费及佣金支出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房地产销售成本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研发费用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退保金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赔付支出净额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提取保险合同准备金净额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保单红利支出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分保费用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其他业务成本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营业税金及附加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销售费用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管理费用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财务费用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资产减值损失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公允价值变动收益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投资收益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对联营企业和合营企业的投资收益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汇兑收益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期货损益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托管收益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补贴收入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其他业务利润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营业利润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营业外收入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营业外支出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非流动资产处置损失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利润总额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所得税费用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未确认投资损失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净利润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归属于母公司所有者的净利润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被合并方在合并前实现净利润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少数股东损益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基本每股收益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稀释每股收益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销售商品、提供劳务收到的现金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客户存款和同业存放款项净增加额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向中央银行借款净增加额(万元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向其他金融机构拆入资金净增加额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收到原保险合同保费取得的现金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收到再保险业务现金净额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保户储金及投资款净增加额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处置交易性金融资产净增加额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收取利息、手续费及佣金的现金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拆入资金净增加额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回购业务资金净增加额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收到的税费返还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收到的其他与经营活动有关的现金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经营活动现金流入小计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购买商品、接受劳务支付的现金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客户贷款及垫款净增加额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存放中央银行和同业款项净增加额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支付原保险合同赔付款项的现金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支付利息、手续费及佣金的现金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支付保单红利的现金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支付给职工以及为职工支付的现金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支付的各项税费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支付的其他与经营活动有关的现金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经营活动现金流出小计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经营活动产生的现金流量净额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收回投资所收到的现金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取得投资收益所收到的现金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处置固定资产、无形资产和其他长期资产所收回的现金净额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处置子公司及其他营业单位收到的现金净额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收到的其他与投资活动有关的现金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减少质押和定期存款所收到的现金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投资活动现金流入小计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购建固定资产、无形资产和其他长期资产所支付的现金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投资所支付的现金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质押贷款净增加额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取得子公司及其他营业单位支付的现金净额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支付的其他与投资活动有关的现金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增加质押和定期存款所支付的现金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投资活动现金流出小计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投资活动产生的现金流量净额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吸收投资收到的现金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其中：子公司吸收少数股东投资收到的现金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取得借款收到的现金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发行债券收到的现金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收到其他与筹资活动有关的现金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筹资活动现金流入小计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偿还债务支付的现金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分配股利、利润或偿付利息所支付的现金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其中：子公司支付给少数股东的股利、利润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支付其他与筹资活动有关的现金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筹资活动现金流出小计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筹资活动产生的现金流量净额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汇率变动对现金及现金等价物的影响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现金及现金等价物净增加额</text:p>
          </table:table-cell>
          <table:table-cell office:value-type="float" office:value="54">
            <text:p>54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加:期初现金及现金等价物余额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期末现金及现金等价物余额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净利润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少数股东损益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未确认的投资损失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资产减值准备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固定资产折旧、油气资产折耗、生产性物资折旧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无形资产摊销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长期待摊费用摊销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待摊费用的减少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预提费用的增加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处置固定资产、无形资产和其他长期资产的损失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固定资产报废损失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公允价值变动损失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递延收益增加(减：减少)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预计负债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财务费用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投资损失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递延所得税资产减少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递延所得税负债增加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存货的减少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经营性应收项目的减少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经营性应付项目的增加</text:p>
          </table:table-cell>
          <table:table-cell office:value-type="float" office:value="77">
            <text:p>77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已完工尚未结算款的减少(减:增加)</text:p>
          </table:table-cell>
          <table:table-cell office:value-type="float" office:value="78">
            <text:p>78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已结算尚未完工款的增加(减:减少)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其他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经营活动产生现金流量净额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债务转为资本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一年内到期的可转换公司债券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融资租入固定资产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现金的期末余额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现金的期初余额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现金等价物的期末余额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现金等价物的期初余额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现金及现金等价物的净增加额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货币资金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结算备付金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拆出资金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交易性金融资产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衍生金融资产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收票据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收账款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预付款项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收保费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收分保账款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收分保合同准备金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收利息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收股利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其他应收款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收出口退税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收补贴款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收保证金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内部应收款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买入返售金融资产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存货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待摊费用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待处理流动资产损益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一年内到期的非流动资产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其他流动资产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流动资产合计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发放贷款及垫款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可供出售金融资产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持有至到期投资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长期应收款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长期股权投资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其他长期投资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投资性房地产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固定资产原值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累计折旧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固定资产净值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固定资产减值准备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固定资产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在建工程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工程物资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固定资产清理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生产性生物资产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公益性生物资产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油气资产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无形资产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开发支出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商誉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长期待摊费用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股权分置流通权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递延所得税资产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其他非流动资产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非流动资产合计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资产总计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短期借款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向中央银行借款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吸收存款及同业存放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拆入资金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交易性金融负债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衍生金融负债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付票据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付账款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预收账款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卖出回购金融资产款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付手续费及佣金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付职工薪酬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交税费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付利息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付股利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其他应交款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付保证金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内部应付款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其他应付款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预提费用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预计流动负债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付分保账款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保险合同准备金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代理买卖证券款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代理承销证券款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国际票证结算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国内票证结算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递延收益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付短期债券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一年内到期的非流动负债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其他流动负债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流动负债合计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长期借款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付债券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长期应付款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专项应付款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预计非流动负债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长期递延收益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递延所得税负债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其他非流动负债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非流动负债合计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负债合计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实收资本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资本公积</text:p>
          </table:table-cell>
          <table:table-cell office:value-type="float" office:value="96">
            <text:p>96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减:库存股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专项储备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盈余公积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一般风险准备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未确定的投资损失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未分配利润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拟分配现金股利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外币报表折算差额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归属于母公司股东权益合计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少数股东权益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所有者权益合计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负债和所有者权益总计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RICE</text:p>
          </table:table-cell>
          <table:table-cell office:value-type="float" office:value="1">
            <text:p>1</text:p>
          </table:table-cell>
        </table:table-row>
      </table:table>
      <table:table table:name="SYS_INDEX_DEFINE" table:style-name="ta1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INDEX</text:p>
          </table:table-cell>
          <table:table-cell office:value-type="string">
            <text:p>FORMULA</text:p>
          </table:table-cell>
          <table:table-cell office:value-type="string">
            <text:p>Descriptio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总资产</text:p>
          </table:table-cell>
          <table:table-cell office:value-type="string">
            <text:p>资产总计@date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总负债</text:p>
          </table:table-cell>
          <table:table-cell office:value-type="string">
            <text:p>负债合计@date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营总比</text:p>
          </table:table-cell>
          <table:table-cell office:value-type="string">
            <text:p>营业总收入@date/营业总收入@date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营业总成本比</text:p>
          </table:table-cell>
          <table:table-cell office:value-type="string">
            <text:p>营业总成本@date/营业总收入@date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营业利润比</text:p>
          </table:table-cell>
          <table:table-cell office:value-type="string">
            <text:p>营业利润@date/营业总收入@date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税前利润比</text:p>
          </table:table-cell>
          <table:table-cell office:value-type="string">
            <text:p>利润总额@date/营业总收入@date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流动比率</text:p>
          </table:table-cell>
          <table:table-cell office:value-type="string">
            <text:p>流动资产合计@date/流动负债合计@date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速动比率</text:p>
          </table:table-cell>
          <table:table-cell office:value-type="string">
            <text:p>(流动资产合计@date-存货@date)/流动负债合计@date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应收账款周转次数</text:p>
          </table:table-cell>
          <table:table-cell office:value-type="string">
            <text:p>营业总收入@date*2/(应收账款@date+应收账款@predate)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应收账款周转天数</text:p>
          </table:table-cell>
          <table:table-cell office:value-type="string">
            <text:p>365/(营业总收入@date*2/(应收账款@date+应收账款@predate))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存货周转次数</text:p>
          </table:table-cell>
          <table:table-cell office:value-type="string">
            <text:p>营业成本@date*2/(存货@date+存货@predate)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资产负债率</text:p>
          </table:table-cell>
          <table:table-cell office:value-type="string">
            <text:p>负债合计@date/资产总计@date</text:p>
          </table:table-cell>
          <table:table-cell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净资产负债率</text:p>
          </table:table-cell>
          <table:table-cell office:value-type="string">
            <text:p>负债合计@date/所有者权益合计@date</text:p>
          </table:table-cell>
          <table:table-cell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利息保障倍数</text:p>
          </table:table-cell>
          <table:table-cell office:value-type="string">
            <text:p>(利润总额@date-财务费用@date)/财务费用@date</text:p>
          </table:table-cell>
          <table:table-cell office:value-type="string">
            <text:p>利息支出在利润表中大部分公司未列车,只是为体现财务费用,财务费用为利息支出减去利息收入的合计,不能完全体现利息支出情况.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净资产收益率</text:p>
          </table:table-cell>
          <table:table-cell office:value-type="string">
            <text:p>净利润@date0*2/(所有者权益合计@date0+所有者权益合计@date1)</text:p>
          </table:table-cell>
          <table:table-cell office:value-type="string">
            <text:p>分子应该是净收益减去优先股股利.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毛利率</text:p>
          </table:table-cell>
          <table:table-cell office:value-type="string">
            <text:p>(营业总收入@date-营业成本@date)/营业成本@date</text:p>
          </table:table-cell>
          <table:table-cell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销售利润率</text:p>
          </table:table-cell>
          <table:table-cell office:value-type="string">
            <text:p>净利润@date0/营业总收入@date0</text:p>
          </table:table-cell>
          <table:table-cell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资产周转次数</text:p>
          </table:table-cell>
          <table:table-cell office:value-type="string">
            <text:p>营业总收入@date0*2/(资产总计@date0+资产总计@date1)</text:p>
          </table:table-cell>
          <table:table-cell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息税前销售利润率</text:p>
          </table:table-cell>
          <table:table-cell office:value-type="string">
            <text:p>(利润总额@date-财务费用@date)/营业总收入@date</text:p>
          </table:table-cell>
          <table:table-cell office:value-type="string">
            <text:p>利息支出未列出,那么息税前利润的计算如何进行?如果财务费用为负数,应视为0?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资产收益率</text:p>
          </table:table-cell>
          <table:table-cell office:value-type="string">
            <text:p>(利润总额@date-财务费用@date0)*2/(资产总计@date0+资产总计@date1)</text:p>
          </table:table-cell>
          <table:table-cell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基本每股收益</text:p>
          </table:table-cell>
          <table:table-cell office:value-type="string">
            <text:p>净利润@date0/实收资本@date0</text:p>
          </table:table-cell>
          <table:table-cell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财务杠杆</text:p>
          </table:table-cell>
          <table:table-cell office:value-type="string">
            <text:p>(资产总计@date0+资产总计@date1)/(所有者权益合计@date0+所有者权益合计@date1)</text:p>
          </table:table-cell>
          <table:table-cell/>
        </table:table-row>
        <table:table-row table:style-name="ro2">
          <table:table-cell office:value-type="float" office:value="3801">
            <text:p>3801</text:p>
          </table:table-cell>
          <table:table-cell office:value-type="string">
            <text:p>财务费用率</text:p>
          </table:table-cell>
          <table:table-cell office:value-type="string">
            <text:p>财务费用@date0/营业总收入@date0</text:p>
          </table:table-cell>
          <table:table-cell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净资产收益率变动</text:p>
          </table:table-cell>
          <table:table-cell office:value-type="string">
            <text:p>净利润@date0*2/(所有者权益合计@date0+所有者权益合计@date1)-净利润@date1*2/(所有者权益合计@date1+所有者权益合计@date2)</text:p>
          </table:table-cell>
          <table:table-cell/>
        </table:table-row>
        <table:table-row table:style-name="ro3">
          <table:table-cell office:value-type="float" office:value="90">
            <text:p>90</text:p>
          </table:table-cell>
          <table:table-cell office:value-type="string">
            <text:p>每股市价</text:p>
          </table:table-cell>
          <table:table-cell office:value-type="string">
            <text:p><text:a xlink:href="mailto:PRICE@date">PRICE@date</text:a>0</text:p>
          </table:table-cell>
          <table:table-cell/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总市值</text:p>
          </table:table-cell>
          <table:table-cell office:value-type="string">
            <text:p><text:a xlink:href="mailto:PRICE@date">PRICE@date</text:a>0*实收资本@date1</text:p>
          </table:table-cell>
          <table:table-cell/>
        </table:table-row>
        <table:table-row table:style-name="ro2">
          <table:table-cell office:value-type="float" office:value="801">
            <text:p>801</text:p>
          </table:table-cell>
          <table:table-cell office:value-type="string">
            <text:p>经流净利率</text:p>
          </table:table-cell>
          <table:table-cell office:value-type="string">
            <text:p>经营活动产生的现金流量净额@date0/净利润@date0</text:p>
          </table:table-cell>
          <table:table-cell/>
        </table:table-row>
      </table:table>
      <table:table table:name="SYS_CFG" table:style-name="ta1" table:print="false">
        <office:forms form:automatic-focus="false" form:apply-design-mode="false"/>
        <table:table-column table:style-name="co8" table:default-cell-style-name="Default"/>
        <table:table-column table:style-name="co4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Value</text:p>
          </table:table-cell>
        </table:table-row>
        <table:table-row table:style-name="ro1">
          <table:table-cell office:value-type="string">
            <text:p>sheet.max.rows</text:p>
          </table:table-cell>
          <table:table-cell office:value-type="float" office:value="100000">
            <text:p>100000</text:p>
          </table:table-cell>
        </table:table-row>
      </table:table>
      <table:table table:name="SYS_CMDS" table:style-name="ta1" table:print="false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button form:name="Sheet-Command" form:control-implementation="ooo:com.sun.star.form.component.CommandButton" xml:id="control1" form:id="control1" form:label="Sheet-Command" office:target-frame="" xlink:href="" form:image-data="" form:default-button="true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rary1.Macro1.js?language=JavaScript&amp;location=document" xlink:type="simple"/>
              </office:event-listeners>
            </form:button>
          </form:form>
        </office:forms>
        <table:shapes>
          <draw:control draw:z-index="0" draw:text-style-name="P1" svg:width="2.8862in" svg:height="0.6232in" svg:x="10.2764in" svg:y="0.0453in" draw:control="control1"/>
        </table:shapes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number-columns-repeated="3" table:default-cell-style-name="Default"/>
        <table:table-column table:style-name="co11" table:default-cell-style-name="Default"/>
        <table:table-row table:style-name="ro1">
          <table:table-cell office:value-type="string">
            <text:p>Invoke</text:p>
          </table:table-cell>
          <table:table-cell table:style-name="ce1" office:value-type="float" office:value="80801">
            <text:p>80801</text:p>
          </table:table-cell>
          <table:table-cell table:number-columns-repeated="3"/>
          <table:table-cell office:value-type="string">
            <text:p>TODO</text:p>
          </table:table-cell>
          <table:table-cell office:value-type="string">
            <text:p>dropDownList</text:p>
          </table:table-cell>
        </table:table-row>
        <table:table-row table:style-name="ro1">
          <table:table-cell office:value-type="string">
            <text:p>ID</text:p>
          </table:table-cell>
          <table:table-cell office:value-type="string">
            <text:p>Command</text:p>
          </table:table-cell>
          <table:table-cell office:value-type="string">
            <text:p>Arg0</text:p>
          </table:table-cell>
          <table:table-cell office:value-type="string">
            <text:p>Arg1</text:p>
          </table:table-cell>
          <table:table-cell office:value-type="string">
            <text:p>Arg2</text:p>
          </table:table-cell>
          <table:table-cell/>
          <table:table-cell office:value-type="string">
            <text:p>Description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office:value-type="string">
            <text:p>RESET_SHEET</text:p>
          </table:table-cell>
          <table:table-cell table:number-columns-repeated="5"/>
        </table:table-row>
        <table:table-row table:style-name="ro2">
          <table:table-cell table:style-name="ce1" office:value-type="float" office:value="12">
            <text:p>12</text:p>
          </table:table-cell>
          <table:table-cell office:value-type="string">
            <text:p>NETEASE_WASHED_2_DB</text:p>
          </table:table-cell>
          <table:table-cell table:number-columns-repeated="4"/>
          <table:table-cell office:value-type="string">
            <text:p>导入指标数据到DB</text:p>
          </table:table-cell>
        </table:table-row>
        <table:table-row table:style-name="ro2">
          <table:table-cell table:style-name="ce1" office:value-type="float" office:value="14">
            <text:p>14</text:p>
          </table:table-cell>
          <table:table-cell office:value-type="string">
            <text:p>SINA_WASHED_2_DB</text:p>
          </table:table-cell>
          <table:table-cell table:number-columns-repeated="4"/>
          <table:table-cell office:value-type="string">
            <text:p>导入市价到DB</text:p>
          </table:table-cell>
        </table:table-row>
        <table:table-row table:style-name="ro1">
          <table:table-cell table:style-name="ce1" office:value-type="float" office:value="130">
            <text:p>130</text:p>
          </table:table-cell>
          <table:table-cell office:value-type="string">
            <text:p>SSE_CORPINFO_2_DB</text:p>
          </table:table-cell>
          <table:table-cell table:number-columns-repeated="4"/>
          <table:table-cell office:value-type="string">
            <text:p>导入上证公司信息</text:p>
          </table:table-cell>
        </table:table-row>
        <table:table-row table:style-name="ro2">
          <table:table-cell table:style-name="ce1" office:value-type="float" office:value="131">
            <text:p>131</text:p>
          </table:table-cell>
          <table:table-cell office:value-type="string">
            <text:p>SSE_CORPINFO_FULLNAME_CATEGORY_2_DB</text:p>
          </table:table-cell>
          <table:table-cell table:number-columns-repeated="4"/>
          <table:table-cell office:value-type="string">
            <text:p>导入上证A股公司全称和分类信息</text:p>
          </table:table-cell>
        </table:table-row>
        <table:table-row table:style-name="ro1">
          <table:table-cell table:style-name="ce1" office:value-type="float" office:value="140">
            <text:p>140</text:p>
          </table:table-cell>
          <table:table-cell office:value-type="string">
            <text:p>SZSE_CORPINFO_2_DB</text:p>
          </table:table-cell>
          <table:table-cell table:number-columns-repeated="4"/>
          <table:table-cell office:value-type="string">
            <text:p>导入深证公司信息</text:p>
          </table:table-cell>
        </table:table-row>
        <table:table-row table:style-name="ro2">
          <table:table-cell table:style-name="ce1" office:value-type="float" office:value="150">
            <text:p>150</text:p>
          </table:table-cell>
          <table:table-cell office:value-type="string">
            <text:p>CNINFO_CORPINFO_2_DB</text:p>
          </table:table-cell>
          <table:table-cell table:number-columns-repeated="4"/>
          <table:table-cell office:value-type="string">
            <text:p>导入基本信息到DB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1" office:value-type="float" office:value="21">
            <text:p>21</text:p>
          </table:table-cell>
          <table:table-cell office:value-type="string">
            <text:p>SYS_SQL_QUERY</text:p>
          </table:table-cell>
          <table:table-cell office:value-type="string">
            <text:p>sql_alias</text:p>
          </table:table-cell>
          <table:table-cell table:number-columns-repeated="3"/>
          <table:table-cell office:value-type="string">
            <text:p>查询并显示指标表</text:p>
          </table:table-cell>
        </table:table-row>
        <table:table-row table:style-name="ro1">
          <table:table-cell table:style-name="ce1" office:value-type="float" office:value="22">
            <text:p>22</text:p>
          </table:table-cell>
          <table:table-cell office:value-type="string">
            <text:p>SYS_SQL_QUERY</text:p>
          </table:table-cell>
          <table:table-cell office:value-type="string">
            <text:p>sql_price</text:p>
          </table:table-cell>
          <table:table-cell table:number-columns-repeated="3"/>
          <table:table-cell office:value-type="string">
            <text:p>查询并显示市价</text:p>
          </table:table-cell>
        </table:table-row>
        <table:table-row table:style-name="ro1">
          <table:table-cell table:style-name="ce1" office:value-type="float" office:value="201">
            <text:p>201</text:p>
          </table:table-cell>
          <table:table-cell office:value-type="string">
            <text:p>SYS_SQL_QUERY</text:p>
          </table:table-cell>
          <table:table-cell office:value-type="string">
            <text:p>sql_corpInfo</text:p>
          </table:table-cell>
          <table:table-cell table:number-columns-repeated="3"/>
          <table:table-cell office:value-type="string">
            <text:p>查询公司信息</text:p>
          </table:table-cell>
        </table:table-row>
        <table:table-row table:style-name="ro2">
          <table:table-cell table:style-name="ce1" office:value-type="float" office:value="302">
            <text:p>302</text:p>
          </table:table-cell>
          <table:table-cell office:value-type="string">
            <text:p>SYS_SQL_UPDATE</text:p>
          </table:table-cell>
          <table:table-cell office:value-type="string">
            <text:p>sql_clean4</text:p>
          </table:table-cell>
          <table:table-cell table:number-columns-repeated="3"/>
          <table:table-cell office:value-type="string">
            <text:p>清除报表4</text:p>
          </table:table-cell>
        </table:table-row>
        <table:table-row table:style-name="ro1">
          <table:table-cell table:style-name="ce1" office:value-type="float" office:value="301">
            <text:p>301</text:p>
          </table:table-cell>
          <table:table-cell office:value-type="string">
            <text:p>SYS_SQL_UPDATE</text:p>
          </table:table-cell>
          <table:table-cell office:value-type="string">
            <text:p>sql_clean_corp_info</text:p>
          </table:table-cell>
          <table:table-cell table:number-columns-repeated="3"/>
          <table:table-cell office:value-type="string">
            <text:p>清除公司信息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SYS_INDEX_TABLE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短期流动性比率表</text:p>
          </table:table-cell>
        </table:table-row>
        <table:table-row table:style-name="ro1">
          <table:table-cell table:style-name="ce1" office:value-type="float" office:value="32">
            <text:p>32</text:p>
          </table:table-cell>
          <table:table-cell office:value-type="string">
            <text:p>SYS_INDEX_TABLE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长期偿债能力比率表</text:p>
          </table:table-cell>
        </table:table-row>
        <table:table-row table:style-name="ro1">
          <table:table-cell table:style-name="ce1" office:value-type="float" office:value="33">
            <text:p>33</text:p>
          </table:table-cell>
          <table:table-cell office:value-type="string">
            <text:p>SYS_INDEX_TABLE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盈利能力比率表</text:p>
          </table:table-cell>
        </table:table-row>
        <table:table-row table:style-name="ro1">
          <table:table-cell table:style-name="ce1" office:value-type="float" office:value="34">
            <text:p>34</text:p>
          </table:table-cell>
          <table:table-cell office:value-type="string">
            <text:p>SYS_INDEX_TABLE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string">
            <text:p>百分比表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SYS_INDEX_TABLE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市场情况表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SYS_INDEX_TABLE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string">
            <text:p>杜邦分析表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SYS_INDEX_TABLE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string">
            <text:p>净资产收益率表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SYS_INDEX_TABLE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string">
            <text:p>净资产收益率变动表</text:p>
          </table:table-cell>
        </table:table-row>
        <table:table-row table:style-name="ro1">
          <table:table-cell office:value-type="float" office:value="701">
            <text:p>701</text:p>
          </table:table-cell>
          <table:table-cell office:value-type="string">
            <text:p>SYS_INDEX_TABLE</text:p>
          </table:table-cell>
          <table:table-cell office:value-type="float" office:value="701">
            <text:p>701</text:p>
          </table:table-cell>
          <table:table-cell table:number-columns-repeated="3"/>
          <table:table-cell office:value-type="string">
            <text:p>财务杠杆率表</text:p>
          </table:table-cell>
        </table:table-row>
        <table:table-row table:style-name="ro1">
          <table:table-cell office:value-type="float" office:value="702">
            <text:p>702</text:p>
          </table:table-cell>
          <table:table-cell office:value-type="string">
            <text:p>SYS_INDEX_TABLE</text:p>
          </table:table-cell>
          <table:table-cell office:value-type="float" office:value="702">
            <text:p>702</text:p>
          </table:table-cell>
          <table:table-cell table:number-columns-repeated="3"/>
          <table:table-cell office:value-type="string">
            <text:p>资产周转次数表</text:p>
          </table:table-cell>
        </table:table-row>
        <table:table-row table:style-name="ro1">
          <table:table-cell office:value-type="float" office:value="703">
            <text:p>703</text:p>
          </table:table-cell>
          <table:table-cell office:value-type="string">
            <text:p>SYS_INDEX_TABLE</text:p>
          </table:table-cell>
          <table:table-cell office:value-type="float" office:value="703">
            <text:p>703</text:p>
          </table:table-cell>
          <table:table-cell table:number-columns-repeated="3"/>
          <table:table-cell office:value-type="string">
            <text:p>销售利润率表</text:p>
          </table:table-cell>
        </table:table-row>
        <table:table-row table:style-name="ro1">
          <table:table-cell office:value-type="float" office:value="807">
            <text:p>807</text:p>
          </table:table-cell>
          <table:table-cell office:value-type="string">
            <text:p>SYS_SCOPED_INDEX_TABLE</text:p>
          </table:table-cell>
          <table:table-cell office:value-type="float" office:value="807">
            <text:p>807</text:p>
          </table:table-cell>
          <table:table-cell table:number-columns-repeated="4"/>
        </table:table-row>
        <table:table-row table:style-name="ro1">
          <table:table-cell office:value-type="float" office:value="80703">
            <text:p>80703</text:p>
          </table:table-cell>
          <table:table-cell office:value-type="string">
            <text:p>SYS_SCOPED_INDEX_TABLE</text:p>
          </table:table-cell>
          <table:table-cell office:value-type="float" office:value="80703">
            <text:p>80703</text:p>
          </table:table-cell>
          <table:table-cell table:number-columns-repeated="4"/>
        </table:table-row>
        <table:table-row table:style-name="ro1">
          <table:table-cell office:value-type="float" office:value="80702">
            <text:p>80702</text:p>
          </table:table-cell>
          <table:table-cell office:value-type="string">
            <text:p>SYS_SCOPED_INDEX_TABLE</text:p>
          </table:table-cell>
          <table:table-cell office:value-type="float" office:value="80702">
            <text:p>80702</text:p>
          </table:table-cell>
          <table:table-cell table:number-columns-repeated="4"/>
        </table:table-row>
        <table:table-row table:style-name="ro1">
          <table:table-cell office:value-type="float" office:value="80701">
            <text:p>80701</text:p>
          </table:table-cell>
          <table:table-cell office:value-type="string">
            <text:p>SYS_SCOPED_INDEX_TABLE</text:p>
          </table:table-cell>
          <table:table-cell office:value-type="float" office:value="80701">
            <text:p>80701</text:p>
          </table:table-cell>
          <table:table-cell table:number-columns-repeated="4"/>
        </table:table-row>
        <table:table-row table:style-name="ro1">
          <table:table-cell office:value-type="float" office:value="8070101">
            <text:p>8070101</text:p>
          </table:table-cell>
          <table:table-cell office:value-type="string">
            <text:p>SYS_SCOPED_INDEX_TABLE</text:p>
          </table:table-cell>
          <table:table-cell office:value-type="float" office:value="8070101">
            <text:p>8070101</text:p>
          </table:table-cell>
          <table:table-cell table:number-columns-repeated="4"/>
        </table:table-row>
        <table:table-row table:style-name="ro1">
          <table:table-cell office:value-type="float" office:value="80801">
            <text:p>80801</text:p>
          </table:table-cell>
          <table:table-cell office:value-type="string">
            <text:p>SYS_SCOPED_INDEX_TABLE</text:p>
          </table:table-cell>
          <table:table-cell office:value-type="float" office:value="80801">
            <text:p>80801</text:p>
          </table:table-cell>
          <table:table-cell table:number-columns-repeated="4"/>
        </table:table-row>
      </table:table>
      <table:table table:name="部分企业-径流利润比率表" table:style-name="ta1" table:print="false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button form:name="Update" form:control-implementation="ooo:com.sun.star.form.component.CommandButton" xml:id="control2" form:id="control2" form:label="Update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rary1.Macro1.js?language=JavaScript&amp;location=document" xlink:type="simple"/>
              </office:event-listeners>
            </form:button>
          </form:form>
        </office:forms>
        <table:shapes>
          <draw:control draw:z-index="0" draw:text-style-name="P1" svg:width="2.4933in" svg:height="0.6811in" svg:x="6.3815in" svg:y="0.5886in" draw:control="control2"/>
        </table:shapes>
        <table:table-column table:style-name="co12" table:default-cell-style-name="Default"/>
        <table:table-column table:style-name="co13" table:default-cell-style-name="Default"/>
        <table:table-column table:style-name="co14" table:default-cell-style-name="ce3"/>
        <table:table-column table:style-name="co4" table:default-cell-style-name="ce3"/>
        <table:table-column table:style-name="co15" table:default-cell-style-name="ce3"/>
        <table:table-column table:style-name="co4" table:default-cell-style-name="ce3"/>
        <table:table-column table:style-name="co14" table:default-cell-style-name="ce3"/>
        <table:table-column table:style-name="co4" table:default-cell-style-name="Default"/>
        <table:table-row table:style-name="ro1">
          <table:table-cell office:value-type="string">
            <text:p>Command</text:p>
          </table:table-cell>
          <table:table-cell office:value-type="string">
            <text:p>INDEX_TABLE</text:p>
          </table:table-cell>
          <table:table-cell table:number-columns-repeated="6"/>
        </table:table-row>
        <table:table-row table:style-name="ro1">
          <table:table-cell office:value-type="string">
            <text:p>Title</text:p>
          </table:table-cell>
          <table:table-cell office:value-type="string">
            <text:p>径流净利率表</text:p>
          </table:table-cell>
          <table:table-cell table:number-columns-repeated="6"/>
        </table:table-row>
        <table:table-row table:style-name="ro2">
          <table:table-cell office:value-type="string">
            <text:p>Column/Name</text:p>
          </table:table-cell>
          <table:table-cell office:value-type="string">
            <text:p>经流净利率@2016/12/31</text:p>
          </table:table-cell>
          <table:table-cell office:value-type="string">
            <text:p>Y2016</text:p>
          </table:table-cell>
          <table:table-cell table:number-columns-repeated="5"/>
        </table:table-row>
        <table:table-row table:style-name="ro2">
          <table:table-cell office:value-type="string">
            <text:p>Column/Name</text:p>
          </table:table-cell>
          <table:table-cell office:value-type="string">
            <text:p>经流净利率@2015/12/31</text:p>
          </table:table-cell>
          <table:table-cell office:value-type="string">
            <text:p>Y2015</text:p>
          </table:table-cell>
          <table:table-cell table:number-columns-repeated="5"/>
        </table:table-row>
        <table:table-row table:style-name="ro2">
          <table:table-cell office:value-type="string">
            <text:p>Column/Name</text:p>
          </table:table-cell>
          <table:table-cell office:value-type="string">
            <text:p>经流净利率@2014/12/31</text:p>
          </table:table-cell>
          <table:table-cell office:value-type="string">
            <text:p>Y2014</text:p>
          </table:table-cell>
          <table:table-cell table:number-columns-repeated="5"/>
        </table:table-row>
        <table:table-row table:style-name="ro2">
          <table:table-cell office:value-type="string">
            <text:p>Column/Name</text:p>
          </table:table-cell>
          <table:table-cell office:value-type="string">
            <text:p>经流净利率@2013/12/31</text:p>
          </table:table-cell>
          <table:table-cell office:value-type="string">
            <text:p>Y2013</text:p>
          </table:table-cell>
          <table:table-cell table:number-columns-repeated="5"/>
        </table:table-row>
        <table:table-row table:style-name="ro2">
          <table:table-cell office:value-type="string">
            <text:p>Column/Name</text:p>
          </table:table-cell>
          <table:table-cell office:value-type="string">
            <text:p>经流净利率@2012/12/31</text:p>
          </table:table-cell>
          <table:table-cell office:value-type="string">
            <text:p>T2012</text:p>
          </table:table-cell>
          <table:table-cell table:number-columns-repeated="5"/>
        </table:table-row>
        <table:table-row table:style-name="ro1">
          <table:table-cell office:value-type="string">
            <text:p>Scope</text:p>
          </table:table-cell>
          <table:table-cell table:style-name="ce2" office:value-type="string">
            <text:p>and corpId in ('600309','600315','002450','600585','000869','601088','600600','600660','603630','000651','000333')</text:p>
          </table:table-cell>
          <table:table-cell table:number-columns-repeated="5"/>
          <table:table-cell>
            <draw:frame table:end-cell-address="'部分企业-径流利润比率表'.O28" table:end-x="0.7106in" table:end-y="0.1185in" draw:z-index="1" draw:style-name="gr1" draw:text-style-name="P2" svg:width="6.3004in" svg:height="3.5382in" svg:x="0.6335in" svg:y="0.1362in">
              <draw:object draw:notify-on-update-of-ranges="'部分企业-径流利润比率表'.C10:'部分企业-径流利润比率表'.G10 '部分企业-径流利润比率表'.B11:'部分企业-径流利润比率表'.B11 '部分企业-径流利润比率表'.C11:'部分企业-径流利润比率表'.G11 '部分企业-径流利润比率表'.B12:'部分企业-径流利润比率表'.B12 '部分企业-径流利润比率表'.C12:'部分企业-径流利润比率表'.G12 '部分企业-径流利润比率表'.B13:'部分企业-径流利润比率表'.B13 '部分企业-径流利润比率表'.C13:'部分企业-径流利润比率表'.G13 '部分企业-径流利润比率表'.B14:'部分企业-径流利润比率表'.B14 '部分企业-径流利润比率表'.C14:'部分企业-径流利润比率表'.G14 '部分企业-径流利润比率表'.B15:'部分企业-径流利润比率表'.B15 '部分企业-径流利润比率表'.C15:'部分企业-径流利润比率表'.G15 '部分企业-径流利润比率表'.B16:'部分企业-径流利润比率表'.B16 '部分企业-径流利润比率表'.C16:'部分企业-径流利润比率表'.G16 '部分企业-径流利润比率表'.B17:'部分企业-径流利润比率表'.B17 '部分企业-径流利润比率表'.C17:'部分企业-径流利润比率表'.G17 '部分企业-径流利润比率表'.B18:'部分企业-径流利润比率表'.B18 '部分企业-径流利润比率表'.C18:'部分企业-径流利润比率表'.G18 '部分企业-径流利润比率表'.B19:'部分企业-径流利润比率表'.B19 '部分企业-径流利润比率表'.C19:'部分企业-径流利润比率表'.G19 '部分企业-径流利润比率表'.B20:'部分企业-径流利润比率表'.B20 '部分企业-径流利润比率表'.C20:'部分企业-径流利润比率表'.G20 '部分企业-径流利润比率表'.B21:'部分企业-径流利润比率表'.B21 '部分企业-径流利润比率表'.C21:'部分企业-径流利润比率表'.G2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Data</text:p>
          </table:table-cell>
          <table:table-cell table:number-columns-repeated="7"/>
        </table:table-row>
        <table:table-row table:style-name="ro1">
          <table:table-cell office:value-type="string">
            <text:p>CORP</text:p>
          </table:table-cell>
          <table:table-cell office:value-type="string">
            <text:p>NAME</text:p>
          </table:table-cell>
          <table:table-cell table:style-name="ce4" office:value-type="string">
            <text:p>Y2016</text:p>
          </table:table-cell>
          <table:table-cell table:style-name="ce4" office:value-type="string">
            <text:p>Y2015</text:p>
          </table:table-cell>
          <table:table-cell table:style-name="ce4" office:value-type="string">
            <text:p>Y2014</text:p>
          </table:table-cell>
          <table:table-cell table:style-name="ce4" office:value-type="string">
            <text:p>Y2013</text:p>
          </table:table-cell>
          <table:table-cell table:style-name="ce4" office:value-type="string">
            <text:p>T2012</text:p>
          </table:table-cell>
          <table:table-cell/>
        </table:table-row>
        <table:table-row table:style-name="ro1">
          <table:table-cell office:value-type="string">
            <text:p>000333</text:p>
          </table:table-cell>
          <table:table-cell office:value-type="string">
            <text:p>美的集团</text:p>
          </table:table-cell>
          <table:table-cell table:style-name="ce4" office:value-type="float" office:value="1.68296314882634">
            <text:p>1.68</text:p>
          </table:table-cell>
          <table:table-cell table:style-name="ce4" office:value-type="float" office:value="1.96439764368432">
            <text:p>1.96</text:p>
          </table:table-cell>
          <table:table-cell table:style-name="ce4" office:value-type="float" office:value="2.12843960286202">
            <text:p>2.13</text:p>
          </table:table-cell>
          <table:table-cell table:style-name="ce4" office:value-type="float" office:value="1.21171437179873">
            <text:p>1.21</text:p>
          </table:table-cell>
          <table:table-cell table:style-name="ce4" office:value-type="float" office:value="1.31732859569216">
            <text:p>1.32</text:p>
          </table:table-cell>
          <table:table-cell/>
        </table:table-row>
        <table:table-row table:style-name="ro1">
          <table:table-cell office:value-type="string">
            <text:p>000651</text:p>
          </table:table-cell>
          <table:table-cell office:value-type="string">
            <text:p>格力电器</text:p>
          </table:table-cell>
          <table:table-cell table:style-name="ce4" office:value-type="float" office:value="0.957185453051055">
            <text:p>0.96</text:p>
          </table:table-cell>
          <table:table-cell table:style-name="ce4" office:value-type="float" office:value="3.51547284360486">
            <text:p>3.52</text:p>
          </table:table-cell>
          <table:table-cell table:style-name="ce4" office:value-type="float" office:value="1.32878947866933">
            <text:p>1.33</text:p>
          </table:table-cell>
          <table:table-cell table:style-name="ce4" office:value-type="float" office:value="1.18600261893092">
            <text:p>1.19</text:p>
          </table:table-cell>
          <table:table-cell table:style-name="ce4" office:value-type="float" office:value="2.47232380642848">
            <text:p>2.47</text:p>
          </table:table-cell>
          <table:table-cell/>
        </table:table-row>
        <table:table-row table:style-name="ro1">
          <table:table-cell office:value-type="string">
            <text:p>000869</text:p>
          </table:table-cell>
          <table:table-cell office:value-type="string">
            <text:p>张 <text:s/>裕Ａ</text:p>
          </table:table-cell>
          <table:table-cell table:style-name="ce4" office:value-type="float" office:value="0.907525061442601">
            <text:p>0.91</text:p>
          </table:table-cell>
          <table:table-cell table:style-name="ce4" office:value-type="float" office:value="1.10945568195054">
            <text:p>1.11</text:p>
          </table:table-cell>
          <table:table-cell table:style-name="ce4" office:value-type="float" office:value="1.09447586707715">
            <text:p>1.09</text:p>
          </table:table-cell>
          <table:table-cell table:style-name="ce4" office:value-type="float" office:value="0.701275532107729">
            <text:p>0.70</text:p>
          </table:table-cell>
          <table:table-cell table:style-name="ce4" office:value-type="float" office:value="0.765487115871905">
            <text:p>0.77</text:p>
          </table:table-cell>
          <table:table-cell/>
        </table:table-row>
        <table:table-row table:style-name="ro1">
          <table:table-cell office:value-type="string">
            <text:p>002450</text:p>
          </table:table-cell>
          <table:table-cell office:value-type="string">
            <text:p>康得新</text:p>
          </table:table-cell>
          <table:table-cell table:style-name="ce4" office:value-type="float" office:value="-0.0242132475674795">
            <text:p>-0.02</text:p>
          </table:table-cell>
          <table:table-cell table:style-name="ce4" office:value-type="float" office:value="0.645260940124705">
            <text:p>0.65</text:p>
          </table:table-cell>
          <table:table-cell table:style-name="ce4" office:value-type="float" office:value="0.429595488992422">
            <text:p>0.43</text:p>
          </table:table-cell>
          <table:table-cell table:style-name="ce4" office:value-type="float" office:value="0.34190936794069">
            <text:p>0.34</text:p>
          </table:table-cell>
          <table:table-cell table:style-name="ce4" office:value-type="float" office:value="0.64417945690673">
            <text:p>0.64</text:p>
          </table:table-cell>
          <table:table-cell/>
        </table:table-row>
        <table:table-row table:style-name="ro1">
          <table:table-cell office:value-type="string">
            <text:p>600309</text:p>
          </table:table-cell>
          <table:table-cell office:value-type="string">
            <text:p>万华化学</text:p>
          </table:table-cell>
          <table:table-cell table:style-name="ce4" office:value-type="float" office:value="1.61581506001447">
            <text:p>1.62</text:p>
          </table:table-cell>
          <table:table-cell table:style-name="ce4" office:value-type="float" office:value="2.01898173331696">
            <text:p>2.02</text:p>
          </table:table-cell>
          <table:table-cell table:style-name="ce4" office:value-type="float" office:value="1.24955633945082">
            <text:p>1.25</text:p>
          </table:table-cell>
          <table:table-cell table:style-name="ce4" office:value-type="float" office:value="1.02747903488786">
            <text:p>1.03</text:p>
          </table:table-cell>
          <table:table-cell table:style-name="ce4" office:value-type="float" office:value="1.26034954336841">
            <text:p>1.26</text:p>
          </table:table-cell>
          <table:table-cell/>
        </table:table-row>
        <table:table-row table:style-name="ro1">
          <table:table-cell office:value-type="string">
            <text:p>600315</text:p>
          </table:table-cell>
          <table:table-cell office:value-type="string">
            <text:p>上海家化</text:p>
          </table:table-cell>
          <table:table-cell table:style-name="ce4" office:value-type="float" office:value="0.249976853995">
            <text:p>0.25</text:p>
          </table:table-cell>
          <table:table-cell table:style-name="ce4" office:value-type="float" office:value="0.227415880830422">
            <text:p>0.23</text:p>
          </table:table-cell>
          <table:table-cell table:style-name="ce4" office:value-type="float" office:value="1.24466408823951">
            <text:p>1.24</text:p>
          </table:table-cell>
          <table:table-cell table:style-name="ce4" office:value-type="float" office:value="1.25505672807125">
            <text:p>1.26</text:p>
          </table:table-cell>
          <table:table-cell table:style-name="ce4" office:value-type="float" office:value="1.32641653661178">
            <text:p>1.33</text:p>
          </table:table-cell>
          <table:table-cell/>
        </table:table-row>
        <table:table-row table:style-name="ro1">
          <table:table-cell office:value-type="string">
            <text:p>600585</text:p>
          </table:table-cell>
          <table:table-cell office:value-type="string">
            <text:p>海螺水泥</text:p>
          </table:table-cell>
          <table:table-cell table:style-name="ce4" office:value-type="float" office:value="1.47439177533674">
            <text:p>1.47</text:p>
          </table:table-cell>
          <table:table-cell table:style-name="ce4" office:value-type="float" office:value="1.29892959445198">
            <text:p>1.30</text:p>
          </table:table-cell>
          <table:table-cell table:style-name="ce4" office:value-type="float" office:value="1.52356743415375">
            <text:p>1.52</text:p>
          </table:table-cell>
          <table:table-cell table:style-name="ce4" office:value-type="float" office:value="1.54906257484877">
            <text:p>1.55</text:p>
          </table:table-cell>
          <table:table-cell table:style-name="ce4" office:value-type="float" office:value="1.78090844801253">
            <text:p>1.78</text:p>
          </table:table-cell>
          <table:table-cell/>
        </table:table-row>
        <table:table-row table:style-name="ro1">
          <table:table-cell office:value-type="string">
            <text:p>600600</text:p>
          </table:table-cell>
          <table:table-cell office:value-type="string">
            <text:p>青岛啤酒</text:p>
          </table:table-cell>
          <table:table-cell table:style-name="ce4" office:value-type="float" office:value="2.68688613547979">
            <text:p>2.69</text:p>
          </table:table-cell>
          <table:table-cell table:style-name="ce4" office:value-type="float" office:value="1.59708816158408">
            <text:p>1.60</text:p>
          </table:table-cell>
          <table:table-cell table:style-name="ce4" office:value-type="float" office:value="0.837140324729021">
            <text:p>0.84</text:p>
          </table:table-cell>
          <table:table-cell table:style-name="ce4" office:value-type="float" office:value="1.7221710246491">
            <text:p>1.72</text:p>
          </table:table-cell>
          <table:table-cell table:style-name="ce4" office:value-type="float" office:value="1.68238686875258">
            <text:p>1.68</text:p>
          </table:table-cell>
          <table:table-cell/>
        </table:table-row>
        <table:table-row table:style-name="ro1">
          <table:table-cell office:value-type="string">
            <text:p>600660</text:p>
          </table:table-cell>
          <table:table-cell office:value-type="string">
            <text:p>福耀玻璃</text:p>
          </table:table-cell>
          <table:table-cell table:style-name="ce4" office:value-type="float" office:value="1.15726822624987">
            <text:p>1.16</text:p>
          </table:table-cell>
          <table:table-cell table:style-name="ce4" office:value-type="float" office:value="1.15607670182167">
            <text:p>1.16</text:p>
          </table:table-cell>
          <table:table-cell table:style-name="ce4" office:value-type="float" office:value="1.42246355895512">
            <text:p>1.42</text:p>
          </table:table-cell>
          <table:table-cell table:style-name="ce4" office:value-type="float" office:value="1.48054373226506">
            <text:p>1.48</text:p>
          </table:table-cell>
          <table:table-cell table:style-name="ce4" office:value-type="float" office:value="1.64600823801028">
            <text:p>1.65</text:p>
          </table:table-cell>
          <table:table-cell/>
        </table:table-row>
        <table:table-row table:style-name="ro1">
          <table:table-cell office:value-type="string">
            <text:p>601088</text:p>
          </table:table-cell>
          <table:table-cell office:value-type="string">
            <text:p>中国神华</text:p>
          </table:table-cell>
          <table:table-cell table:style-name="ce4" office:value-type="float" office:value="2.77231175514626">
            <text:p>2.77</text:p>
          </table:table-cell>
          <table:table-cell table:style-name="ce4" office:value-type="float" office:value="2.3816196698762">
            <text:p>2.38</text:p>
          </table:table-cell>
          <table:table-cell table:style-name="ce4" office:value-type="float" office:value="1.45582558816553">
            <text:p>1.46</text:p>
          </table:table-cell>
          <table:table-cell table:style-name="ce4" office:value-type="float" office:value="0.974527438203457">
            <text:p>0.97</text:p>
          </table:table-cell>
          <table:table-cell table:style-name="ce4" office:value-type="float" office:value="1.2897301954871">
            <text:p>1.29</text:p>
          </table:table-cell>
          <table:table-cell/>
        </table:table-row>
        <table:table-row table:style-name="ro1">
          <table:table-cell office:value-type="string">
            <text:p>603630</text:p>
          </table:table-cell>
          <table:table-cell office:value-type="string">
            <text:p>拉芳家化</text:p>
          </table:table-cell>
          <table:table-cell table:style-name="ce4" office:value-type="float" office:value="1.2318190941326">
            <text:p>1.23</text:p>
          </table:table-cell>
          <table:table-cell table:style-name="ce4" office:value-type="float" office:value="0.757683959952391">
            <text:p>0.76</text:p>
          </table:table-cell>
          <table:table-cell table:style-name="ce4" office:value-type="float" office:value="0.620894811994288">
            <text:p>0.62</text:p>
          </table:table-cell>
          <table:table-cell table:style-name="ce4" office:value-type="float" office:value="1.33644369888866">
            <text:p>1.34</text:p>
          </table:table-cell>
          <table:table-cell table:style-name="ce4" office:value-type="float" office:value="0.956089065804204">
            <text:p>0.96</text:p>
          </table:table-cell>
          <table:table-cell/>
        </table:table-row>
        <table:table-row table:style-name="ro1" table:number-rows-repeated="36">
          <table:table-cell table:number-columns-repeated="2"/>
          <table:table-cell table:style-name="ce4" table:number-columns-repeated="5"/>
          <table:table-cell/>
        </table:table-row>
        <table:table-row table:style-name="ro1" table:number-rows-repeated="1048518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格力电器-部分指标" table:style-name="ta1" table:print="false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button form:name="Update" form:control-implementation="ooo:com.sun.star.form.component.CommandButton" xml:id="control3" form:id="control3" form:label="Update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rary1.Macro1.js?language=JavaScript&amp;location=document" xlink:type="simple"/>
              </office:event-listeners>
            </form:button>
          </form:form>
        </office:forms>
        <table:table-column table:style-name="co4" table:default-cell-style-name="Default"/>
        <table:table-column table:style-name="co16" table:default-cell-style-name="ce5"/>
        <table:table-column table:style-name="co4" table:number-columns-repeated="9" table:default-cell-style-name="Default"/>
        <table:table-row table:style-name="ro1">
          <table:table-cell office:value-type="string">
            <text:p>Command</text:p>
          </table:table-cell>
          <table:table-cell office:value-type="string">
            <text:p>FILL_INDEX</text:p>
          </table:table-cell>
          <table:table-cell table:number-columns-repeated="9"/>
        </table:table-row>
        <table:table-row table:style-name="ro1">
          <table:table-cell office:value-type="string">
            <text:p>CorpId</text:p>
          </table:table-cell>
          <table:table-cell office:value-type="string">
            <text:p>000651</text:p>
          </table:table-cell>
          <table:table-cell table:number-columns-repeated="8"/>
          <table:table-cell>
            <draw:control table:end-cell-address="'格力电器-部分指标'.N6" table:end-x="0.8118in" table:end-y="0.0839in" draw:z-index="0" draw:text-style-name="P1" svg:width="2.9197in" svg:height="0.6276in" svg:x="0.5591in" svg:y="0.1677in" draw:control="control3"/>
          </table:table-cell>
        </table:table-row>
        <table:table-row table:style-name="ro1">
          <table:table-cell office:value-type="string">
            <text:p>Index</text:p>
          </table:table-cell>
          <table:table-cell office:value-type="string">
            <text:p>2016/12/31</text:p>
          </table:table-cell>
          <table:table-cell table:style-name="ce5" office:value-type="string">
            <text:p>2015/12/31</text:p>
          </table:table-cell>
          <table:table-cell table:style-name="ce5" office:value-type="string">
            <text:p>2014/12/31</text:p>
          </table:table-cell>
          <table:table-cell table:style-name="ce5" office:value-type="string">
            <text:p>2013/12/31</text:p>
          </table:table-cell>
          <table:table-cell table:style-name="ce5" office:value-type="string">
            <text:p>2012/12/31</text:p>
          </table:table-cell>
          <table:table-cell table:number-columns-repeated="5"/>
        </table:table-row>
        <table:table-row table:style-name="ro1">
          <table:table-cell office:value-type="string">
            <text:p>销售利润率</text:p>
          </table:table-cell>
          <table:table-cell table:number-columns-repeated="10"/>
        </table:table-row>
        <table:table-row table:style-name="ro1">
          <table:table-cell office:value-type="string">
            <text:p>资产周转次数</text:p>
          </table:table-cell>
          <table:table-cell table:number-columns-repeated="10"/>
        </table:table-row>
        <table:table-row table:style-name="ro1">
          <table:table-cell office:value-type="string">
            <text:p>财务杠杆</text:p>
          </table:table-cell>
          <table:table-cell table:number-columns-repeated="10"/>
        </table:table-row>
        <table:table-row table:style-name="ro1">
          <table:table-cell office:value-type="string">
            <text:p>EndOfIndex</text:p>
          </table:table-cell>
          <table:table-cell table:number-columns-repeated="10"/>
        </table:table-row>
        <table:table-row table:style-name="ro1" table:number-rows-repeated="1048568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YS_INDEX_TABLE" table:style-name="ta1" table:print="false">
        <office:forms form:automatic-focus="false" form:apply-design-mode="false"/>
        <table:table-column table:style-name="co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4" table:number-columns-repeated="7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TABLE</text:p>
          </table:table-cell>
          <table:table-cell office:value-type="string">
            <text:p>INDEX1</text:p>
          </table:table-cell>
          <table:table-cell office:value-type="string">
            <text:p>INDEX2</text:p>
          </table:table-cell>
          <table:table-cell office:value-type="string">
            <text:p>INDEX3</text:p>
          </table:table-cell>
          <table:table-cell office:value-type="string">
            <text:p>INDEX4</text:p>
          </table:table-cell>
          <table:table-cell office:value-type="string">
            <text:p>INDEX5</text:p>
          </table:table-cell>
          <table:table-cell office:value-type="string">
            <text:p>INDEX6</text:p>
          </table:table-cell>
          <table:table-cell office:value-type="string">
            <text:p>INDEX7</text:p>
          </table:table-cell>
          <table:table-cell office:value-type="string">
            <text:p>INDEX8</text:p>
          </table:table-cell>
          <table:table-cell office:value-type="string">
            <text:p>INDEX9</text:p>
          </table:table-cell>
          <table:table-cell office:value-type="string">
            <text:p>INDEX10</text:p>
          </table:table-cell>
          <table:table-cell office:value-type="string">
            <text:p>INDEX11</text:p>
          </table:table-cell>
          <table:table-cell office:value-type="string">
            <text:p>INDEX12</text:p>
          </table:table-cell>
          <table:table-cell office:value-type="string">
            <text:p>INDEX13</text:p>
          </table:table-cell>
          <table:table-cell office:value-type="string">
            <text:p>INDEX14</text:p>
          </table:table-cell>
          <table:table-cell office:value-type="string">
            <text:p>INDEX1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短期流动性比率表</text:p>
          </table:table-cell>
          <table:table-cell office:value-type="string">
            <text:p>流动比率@2016/12/31</text:p>
          </table:table-cell>
          <table:table-cell office:value-type="string">
            <text:p>速动比率@2016/12/31</text:p>
          </table:table-cell>
          <table:table-cell table:style-name="ce2" office:value-type="string">
            <text:p>应收账款周转次数@2016/12/31</text:p>
          </table:table-cell>
          <table:table-cell table:style-name="ce2" office:value-type="string">
            <text:p>应收账款周转天数@2016/12/31</text:p>
          </table:table-cell>
          <table:table-cell office:value-type="string">
            <text:p>存货周转次数@2016/12/31</text:p>
          </table:table-cell>
          <table:table-cell table:number-columns-repeated="1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长期偿债能力比率表</text:p>
          </table:table-cell>
          <table:table-cell office:value-type="string">
            <text:p>资产负债率@2016/12/31</text:p>
          </table:table-cell>
          <table:table-cell office:value-type="string">
            <text:p>净资产负债率@2016/12/31</text:p>
          </table:table-cell>
          <table:table-cell table:style-name="ce2" office:value-type="string">
            <text:p>利息保障倍数@2016/12/31</text:p>
          </table:table-cell>
          <table:table-cell table:number-columns-repeated="12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盈利能力比率表</text:p>
          </table:table-cell>
          <table:table-cell office:value-type="string">
            <text:p>净资产收益率@2016/12/31</text:p>
          </table:table-cell>
          <table:table-cell office:value-type="string">
            <text:p>毛利率@2016/12/31</text:p>
          </table:table-cell>
          <table:table-cell office:value-type="string">
            <text:p>销售利润率@2016/12/31</text:p>
          </table:table-cell>
          <table:table-cell office:value-type="string">
            <text:p>资产周转次数@2016/12/31</text:p>
          </table:table-cell>
          <table:table-cell office:value-type="string">
            <text:p>息税前销售利润率@2016/12/31</text:p>
          </table:table-cell>
          <table:table-cell office:value-type="string">
            <text:p>资产收益率@2016/12/31</text:p>
          </table:table-cell>
          <table:table-cell office:value-type="string">
            <text:p>基本每股收益@2016/12/31</text:p>
          </table:table-cell>
          <table:table-cell table:number-columns-repeated="8"/>
        </table:table-row>
        <table:table-row table:style-name="ro2">
          <table:table-cell office:value-type="float" office:value="401">
            <text:p>401</text:p>
          </table:table-cell>
          <table:table-cell office:value-type="string">
            <text:p>CommonSize利润表</text:p>
          </table:table-cell>
          <table:table-cell office:value-type="string">
            <text:p>营总比@2016/12/31</text:p>
          </table:table-cell>
          <table:table-cell office:value-type="string">
            <text:p>营业总成本比@2016/12/31</text:p>
          </table:table-cell>
          <table:table-cell office:value-type="string">
            <text:p>营业利润比@2016/12/31</text:p>
          </table:table-cell>
          <table:table-cell office:value-type="string">
            <text:p>税前利润比@2016/12/31</text:p>
          </table:table-cell>
          <table:table-cell table:number-columns-repeated="11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市场情况表</text:p>
          </table:table-cell>
          <table:table-cell office:value-type="string">
            <text:p>每股市价@2017/06/15</text:p>
          </table:table-cell>
          <table:table-cell office:value-type="string">
            <text:p>总市值@2017/06/15,2016/12/31</text:p>
          </table:table-cell>
          <table:table-cell table:number-columns-repeated="13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杜邦分析表</text:p>
          </table:table-cell>
          <table:table-cell office:value-type="string">
            <text:p>销售利润率@2016/12/31</text:p>
          </table:table-cell>
          <table:table-cell office:value-type="string">
            <text:p>资产周转次数@2016/12/31,2015/12/31</text:p>
          </table:table-cell>
          <table:table-cell office:value-type="string">
            <text:p>财务杠杆@2016/12/31,2015/12/31</text:p>
          </table:table-cell>
          <table:table-cell office:value-type="string">
            <text:p>净资产收益率@2016/12/31,2015/12/31</text:p>
          </table:table-cell>
          <table:table-cell office:value-type="string">
            <text:p>销售利润率@2015/12/31</text:p>
          </table:table-cell>
          <table:table-cell office:value-type="string">
            <text:p>资产周转次数@2015/12/31,2014/12/31</text:p>
          </table:table-cell>
          <table:table-cell office:value-type="string">
            <text:p>财务杠杆@2015/12/31,2014/12/31</text:p>
          </table:table-cell>
          <table:table-cell office:value-type="string">
            <text:p>净资产收益率@2015/12/31,2014/12/31</text:p>
          </table:table-cell>
          <table:table-cell table:number-columns-repeated="7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净资产收益率表</text:p>
          </table:table-cell>
          <table:table-cell office:value-type="string">
            <text:p>净资产收益率@2016/12/31,2015/12/31</text:p>
          </table:table-cell>
          <table:table-cell office:value-type="string">
            <text:p>净资产收益率@2015/12/31,2014/12/31</text:p>
          </table:table-cell>
          <table:table-cell office:value-type="string">
            <text:p>净资产收益率@2014/12/31,2013/12/31</text:p>
          </table:table-cell>
          <table:table-cell office:value-type="string">
            <text:p>净资产收益率@2013/12/31,2012/12/31</text:p>
          </table:table-cell>
          <table:table-cell office:value-type="string">
            <text:p>净资产收益率@2012/12/31,2011/12/31</text:p>
          </table:table-cell>
          <table:table-cell table:number-columns-repeated="10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净资产收益率变动表</text:p>
          </table:table-cell>
          <table:table-cell office:value-type="string">
            <text:p>净资产收益率变动@2016/12/31,2015/12/31,2014/12/31</text:p>
          </table:table-cell>
          <table:table-cell office:value-type="string">
            <text:p>净资产收益率变动@2015/12/31,2014/12/31,2013/12/31</text:p>
          </table:table-cell>
          <table:table-cell office:value-type="string">
            <text:p>净资产收益率变动@2014/12/31,2013/12/31,2012/12/31</text:p>
          </table:table-cell>
          <table:table-cell office:value-type="string">
            <text:p>净资产收益率变动@2013/12/31,2012/12/31,2011/12/31</text:p>
          </table:table-cell>
          <table:table-cell office:value-type="string">
            <text:p>净资产收益率变动@2012/12/31,2011/12/31,2010/12/31</text:p>
          </table:table-cell>
          <table:table-cell table:number-columns-repeated="10"/>
        </table:table-row>
        <table:table-row table:style-name="ro2">
          <table:table-cell table:style-name="ce6" office:value-type="float" office:value="701">
            <text:p>701</text:p>
          </table:table-cell>
          <table:table-cell office:value-type="string">
            <text:p>财务杠杆率表</text:p>
          </table:table-cell>
          <table:table-cell office:value-type="string">
            <text:p>财务杠杆@2016/12/31,2015/12/31</text:p>
          </table:table-cell>
          <table:table-cell office:value-type="string">
            <text:p>财务杠杆@2015/12/31,2014/12/31</text:p>
          </table:table-cell>
          <table:table-cell office:value-type="string">
            <text:p>财务杠杆@2014/12/31,2013/12/31</text:p>
          </table:table-cell>
          <table:table-cell office:value-type="string">
            <text:p>财务杠杆@2013/12/31,2012/12/31</text:p>
          </table:table-cell>
          <table:table-cell office:value-type="string">
            <text:p>财务杠杆@2012/12/31,2011/12/31</text:p>
          </table:table-cell>
          <table:table-cell table:number-columns-repeated="10"/>
        </table:table-row>
        <table:table-row table:style-name="ro2">
          <table:table-cell office:value-type="float" office:value="702">
            <text:p>702</text:p>
          </table:table-cell>
          <table:table-cell office:value-type="string">
            <text:p>资产周转次数表</text:p>
          </table:table-cell>
          <table:table-cell office:value-type="string">
            <text:p>资产周转次数@2016/12/31,2015/12/31</text:p>
          </table:table-cell>
          <table:table-cell office:value-type="string">
            <text:p>资产周转次数@2015/12/31,2014/12/31</text:p>
          </table:table-cell>
          <table:table-cell office:value-type="string">
            <text:p>资产周转次数@2014/12/31,2013/12/31</text:p>
          </table:table-cell>
          <table:table-cell office:value-type="string">
            <text:p>资产周转次数@2013/12/31,2012/12/31</text:p>
          </table:table-cell>
          <table:table-cell office:value-type="string">
            <text:p>资产周转次数@2012/12/31,2011/12/31</text:p>
          </table:table-cell>
          <table:table-cell table:number-columns-repeated="10"/>
        </table:table-row>
        <table:table-row table:style-name="ro2">
          <table:table-cell office:value-type="float" office:value="703">
            <text:p>703</text:p>
          </table:table-cell>
          <table:table-cell office:value-type="string">
            <text:p>销售利润率表</text:p>
          </table:table-cell>
          <table:table-cell office:value-type="string">
            <text:p>销售利润率@2016/12/31,2015/12/31</text:p>
          </table:table-cell>
          <table:table-cell office:value-type="string">
            <text:p>销售利润率@2015/12/31,2014/12/31</text:p>
          </table:table-cell>
          <table:table-cell office:value-type="string">
            <text:p>销售利润率@2014/12/31,2013/12/31</text:p>
          </table:table-cell>
          <table:table-cell office:value-type="string">
            <text:p>销售利润率@2013/12/31,2012/12/31</text:p>
          </table:table-cell>
          <table:table-cell office:value-type="string">
            <text:p>销售利润率@2012/12/31,2011/12/31</text:p>
          </table:table-cell>
          <table:table-cell table:number-columns-repeated="10"/>
        </table:table-row>
        <table:table-row table:style-name="ro2">
          <table:table-cell office:value-type="float" office:value="70101">
            <text:p>70101</text:p>
          </table:table-cell>
          <table:table-cell office:value-type="string">
            <text:p>财务费用率表</text:p>
          </table:table-cell>
          <table:table-cell office:value-type="string">
            <text:p>财务费用率@2016/12/31</text:p>
          </table:table-cell>
          <table:table-cell office:value-type="string">
            <text:p>财务费用率@2015/12/31</text:p>
          </table:table-cell>
          <table:table-cell office:value-type="string">
            <text:p>财务费用率@2014/12/31</text:p>
          </table:table-cell>
          <table:table-cell office:value-type="string">
            <text:p>财务费用率@2013/12/31</text:p>
          </table:table-cell>
          <table:table-cell office:value-type="string">
            <text:p>财务费用率@2012/12/31</text:p>
          </table:table-cell>
          <table:table-cell table:number-columns-repeated="10"/>
        </table:table-row>
        <table:table-row table:style-name="ro2">
          <table:table-cell office:value-type="float" office:value="801">
            <text:p>801</text:p>
          </table:table-cell>
          <table:table-cell office:value-type="string">
            <text:p>经流净利率表</text:p>
          </table:table-cell>
          <table:table-cell office:value-type="string">
            <text:p>经流净利率@2016/12/31</text:p>
          </table:table-cell>
          <table:table-cell office:value-type="string">
            <text:p>经流净利率@2015/12/31</text:p>
          </table:table-cell>
          <table:table-cell office:value-type="string">
            <text:p>经流净利率@2014/12/31</text:p>
          </table:table-cell>
          <table:table-cell office:value-type="string">
            <text:p>经流净利率@2013/12/31</text:p>
          </table:table-cell>
          <table:table-cell office:value-type="string">
            <text:p>经流净利率@2012/12/31</text:p>
          </table:table-cell>
          <table:table-cell table:number-columns-repeated="10"/>
        </table:table-row>
      </table:table>
      <table:table table:name="SYS_SQL_UPDATE" table:style-name="ta1" table:print="false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SQL</text:p>
          </table:table-cell>
        </table:table-row>
        <table:table-row table:style-name="ro3">
          <table:table-cell office:value-type="string">
            <text:p>sql_clean4</text:p>
          </table:table-cell>
          <table:table-cell table:style-name="ce7" office:value-type="string">
            <text:p>delete from corp_report_4</text:p>
          </table:table-cell>
        </table:table-row>
        <table:table-row table:style-name="ro1">
          <table:table-cell table:style-name="ce1" office:value-type="string">
            <text:p>sql_clean_corp_info</text:p>
          </table:table-cell>
          <table:table-cell office:value-type="string">
            <text:p>delete from corp_info </text:p>
          </table:table-cell>
        </table:table-row>
      </table:table>
      <table:table table:name="SYS_SQL_QUERY" table:style-name="ta1" table:print="false">
        <office:forms form:automatic-focus="false" form:apply-design-mode="false"/>
        <table:table-column table:style-name="co24" table:default-cell-style-name="Default"/>
        <table:table-column table:style-name="co25" table:default-cell-style-name="ce7"/>
        <table:table-column table:style-name="co26" table:default-cell-style-name="Default"/>
        <table:table-column table:style-name="co4" table:default-cell-style-name="Default"/>
        <table:table-row table:style-name="ro3">
          <table:table-cell office:value-type="string">
            <text:p>ID</text:p>
          </table:table-cell>
          <table:table-cell office:value-type="string">
            <text:p>SQL</text:p>
          </table:table-cell>
          <table:table-cell office:value-type="string">
            <text:p>TargetSheet</text:p>
          </table:table-cell>
          <table:table-cell office:value-type="string">
            <text:p>Descirption</text:p>
          </table:table-cell>
        </table:table-row>
        <table:table-row table:style-name="ro3">
          <table:table-cell office:value-type="string">
            <text:p>sql_alias</text:p>
          </table:table-cell>
          <table:table-cell office:value-type="string">
            <text:p>Select * from alias_info</text:p>
          </table:table-cell>
          <table:table-cell office:value-type="string">
            <text:p>SQL001</text:p>
          </table:table-cell>
          <table:table-cell office:value-type="string">
            <text:p>指标别名表</text:p>
          </table:table-cell>
        </table:table-row>
        <table:table-row table:style-name="ro3">
          <table:table-cell office:value-type="string">
            <text:p>sql_corpInfo</text:p>
          </table:table-cell>
          <table:table-cell office:value-type="string">
            <text:p>Select * from corp_info order by corpId</text:p>
          </table:table-cell>
          <table:table-cell office:value-type="string">
            <text:p>SQL_CORP_INFO</text:p>
          </table:table-cell>
          <table:table-cell/>
        </table:table-row>
        <table:table-row table:style-name="ro3">
          <table:table-cell office:value-type="string">
            <text:p>sql_zcfzb</text:p>
          </table:table-cell>
          <table:table-cell office:value-type="string">
            <text:p>Select * from corp_report_1 limit 100</text:p>
          </table:table-cell>
          <table:table-cell office:value-type="string">
            <text:p>SQL_ZCFZB</text:p>
          </table:table-cell>
          <table:table-cell/>
        </table:table-row>
        <table:table-row table:style-name="ro3">
          <table:table-cell office:value-type="string">
            <text:p>sql_lrb</text:p>
          </table:table-cell>
          <table:table-cell office:value-type="string">
            <text:p>Select * from corp_report_2 limit 100</text:p>
          </table:table-cell>
          <table:table-cell office:value-type="string">
            <text:p>SQL_LRB</text:p>
          </table:table-cell>
          <table:table-cell/>
        </table:table-row>
        <table:table-row table:style-name="ro3">
          <table:table-cell office:value-type="string">
            <text:p>sql_xjllb</text:p>
          </table:table-cell>
          <table:table-cell office:value-type="string">
            <text:p>Select * from corp_report_3 limit 100</text:p>
          </table:table-cell>
          <table:table-cell office:value-type="string">
            <text:p>SQL_XJLLB</text:p>
          </table:table-cell>
          <table:table-cell/>
        </table:table-row>
        <table:table-row table:style-name="ro3">
          <table:table-cell office:value-type="string">
            <text:p>sql_zcfzb_2016</text:p>
          </table:table-cell>
          <table:table-cell office:value-type="string">
            <text:p>Select * from corp_report_1 where reportDate=PARSEDATETIME('2016/12/31','yyyy/MM/dd') Limit 100</text:p>
          </table:table-cell>
          <table:table-cell office:value-type="string">
            <text:p>SQL_ZCFZB_2016</text:p>
          </table:table-cell>
          <table:table-cell/>
        </table:table-row>
        <table:table-row table:style-name="ro3">
          <table:table-cell office:value-type="string">
            <text:p>sql_price</text:p>
          </table:table-cell>
          <table:table-cell office:value-type="string">
            <text:p>Select * from corp_report_4 order by corpId limit 3500</text:p>
          </table:table-cell>
          <table:table-cell office:value-type="string">
            <text:p>SQL_PRICE</text:p>
          </table:table-cell>
          <table:table-cell/>
        </table:table-row>
        <table:table-row table:style-name="ro4">
          <table:table-cell office:value-type="string">
            <text:p>sql_tmp</text:p>
          </table:table-cell>
          <table:table-cell office:value-type="string">
            <text:p>select corpId,corpName,(select d_1 from corp_report_1 r1 where r1.reportDate=PARSEDATETIME('2016/12/31','yyyy/MM/dd') and r1.corpId=r2.corpId ),(select d_2 from corp_report_1 r1 where r1.reportDate=PARSEDATETIME('2016/12/31','yyyy/MM/dd') and r1.corpId=r2.corpId ),(select d_1 from corp_report_1 r1 where r1.reportDate=PARSEDATETIME('2016/12/31','yyyy/MM/dd') and r1.corpId=r2.corpId )+IFNULL((select d_2 from corp_report_1 r1 where r1.reportDate=PARSEDATETIME('2016/12/31','yyyy/MM/dd') and r1.corpId=r2.corpId ),0) from corp_info r2 order by corpId</text:p>
          </table:table-cell>
          <table:table-cell office:value-type="string">
            <text:p>SQL_TMP1</text:p>
          </table:table-cell>
          <table:table-cell/>
        </table:table-row>
        <table:table-row table:style-name="ro5">
          <table:table-cell office:value-type="string">
            <text:p>sql_tmp2</text:p>
          </table:table-cell>
          <table:table-cell office:value-type="string">
            <text:p>select corpId as CORP,corpName as NAME,IFNULL((select r.d_52 from corp_report_1 as r where r.corpId = ci.corpId and r.reportDate = PARSEDATETIME('2016/12/31','yyyy/MM/dd')),0) as 总资产_2016_12_31,IFNULL((select r.d_94 from corp_report_1 as r where r.corpId = ci.corpId and r.reportDate = PARSEDATETIME('2016/12/31','yyyy/MM/dd')),0) as 总负债 from corp_info as ci where 1=1 order by corpId</text:p>
          </table:table-cell>
          <table:table-cell office:value-type="string">
            <text:p>SQL_TMP2</text:p>
          </table:table-cell>
          <table:table-cell/>
        </table:table-row>
        <table:table-row table:style-name="ro6">
          <table:table-cell office:value-type="string">
            <text:p>sql_tmp3</text:p>
          </table:table-cell>
          <table:table-cell office:value-type="string">
            <text:p>select corpId as CORP,corpName as NAME,(select r.d_94 from corp_report_1 as r where r.corpId = ci.corpId and r.reportDate = PARSEDATETIME('2016/12/31','yyyy/MM/dd'))/(select r.d_52 from corp_report_1 as r where r.corpId= ci.corpId and r.reportDate = PARSEDATETIME('2016/12/31','yyyy/MM/dd')) as _2016_12_31 from corp_info as ci where 1=1</text:p>
          </table:table-cell>
          <table:table-cell office:value-type="string">
            <text:p>SQL_TMP2</text:p>
          </table:table-cell>
          <table:table-cell/>
        </table:table-row>
        <table:table-row table:style-name="ro6" table:number-rows-repeated="1048564">
          <table:table-cell table:number-columns-repeated="4"/>
        </table:table-row>
        <table:table-row table:style-name="ro6"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17">
      <number:number number:decimal-places="1" number:min-integer-digits="1"/>
      <number:text>%</number:text>
    </number:percentage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30">06/30/2017</text:date>, <text:time>16:36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4T07:46:50.17</meta:creation-date>
    <dc:date>2017-06-30T16:36:49.39</dc:date>
    <meta:editing-duration>P1DT1H13M37S</meta:editing-duration>
    <meta:editing-cycles>557</meta:editing-cycles>
    <meta:generator>OpenOffice/4.1.3$Win32 OpenOffice.org_project/413m1$Build-9783</meta:generator>
    <dc:creator>w z</dc:creator>
    <meta:document-statistic meta:table-count="9" meta:cell-count="120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x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004cm" svg:height="8.988cm" xlink:href=".." xlink:type="simple" chart:class="chart:scatter" chart:style-name="ch1">
        <chart:legend chart:legend-position="end" svg:x="13.284cm" svg:y="1.122cm" style:legend-expansion="high" chart:style-name="ch2"/>
        <chart:plot-area chart:style-name="ch3" table:cell-range-address="'部分企业-径流利润比率表'.B10:'部分企业-径流利润比率表'.G21" chart:data-source-has-labels="both" svg:x="0.77cm" svg:y="0.851cm" svg:width="11.874cm" svg:height="7.538cm">
          <chartooo:coordinate-region svg:x="1.788cm" svg:y="1.064cm" svg:width="10.524cm" svg:height="7.113cm"/>
          <chart:axis chart:dimension="x" chart:name="primary-x" chart:style-name="ch4" chartooo:axis-type="auto">
            <chart:categories table:cell-range-address="'部分企业-径流利润比率表'.C10:'部分企业-径流利润比率表'.G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部分企业-径流利润比率表'.C11:'部分企业-径流利润比率表'.G11" chart:label-cell-address="'部分企业-径流利润比率表'.B11:'部分企业-径流利润比率表'.B11" chart:class="chart:scatter">
            <chart:data-point chart:repeated="5"/>
          </chart:series>
          <chart:series chart:style-name="ch7" chart:values-cell-range-address="'部分企业-径流利润比率表'.C12:'部分企业-径流利润比率表'.G12" chart:label-cell-address="'部分企业-径流利润比率表'.B12:'部分企业-径流利润比率表'.B12" chart:class="chart:scatter">
            <chart:data-point chart:repeated="5"/>
          </chart:series>
          <chart:series chart:style-name="ch8" chart:values-cell-range-address="'部分企业-径流利润比率表'.C13:'部分企业-径流利润比率表'.G13" chart:label-cell-address="'部分企业-径流利润比率表'.B13:'部分企业-径流利润比率表'.B13" chart:class="chart:scatter">
            <chart:data-point chart:repeated="5"/>
          </chart:series>
          <chart:series chart:style-name="ch9" chart:values-cell-range-address="'部分企业-径流利润比率表'.C14:'部分企业-径流利润比率表'.G14" chart:label-cell-address="'部分企业-径流利润比率表'.B14:'部分企业-径流利润比率表'.B14" chart:class="chart:scatter">
            <chart:data-point chart:repeated="5"/>
          </chart:series>
          <chart:series chart:style-name="ch10" chart:values-cell-range-address="'部分企业-径流利润比率表'.C15:'部分企业-径流利润比率表'.G15" chart:label-cell-address="'部分企业-径流利润比率表'.B15:'部分企业-径流利润比率表'.B15" chart:class="chart:scatter">
            <chart:data-point chart:repeated="5"/>
          </chart:series>
          <chart:series chart:style-name="ch11" chart:values-cell-range-address="'部分企业-径流利润比率表'.C16:'部分企业-径流利润比率表'.G16" chart:label-cell-address="'部分企业-径流利润比率表'.B16:'部分企业-径流利润比率表'.B16" chart:class="chart:scatter">
            <chart:data-point chart:repeated="5"/>
          </chart:series>
          <chart:series chart:style-name="ch12" chart:values-cell-range-address="'部分企业-径流利润比率表'.C17:'部分企业-径流利润比率表'.G17" chart:label-cell-address="'部分企业-径流利润比率表'.B17:'部分企业-径流利润比率表'.B17" chart:class="chart:scatter">
            <chart:data-point chart:repeated="5"/>
          </chart:series>
          <chart:series chart:style-name="ch13" chart:values-cell-range-address="'部分企业-径流利润比率表'.C18:'部分企业-径流利润比率表'.G18" chart:label-cell-address="'部分企业-径流利润比率表'.B18:'部分企业-径流利润比率表'.B18" chart:class="chart:scatter">
            <chart:data-point chart:repeated="5"/>
          </chart:series>
          <chart:series chart:style-name="ch14" chart:values-cell-range-address="'部分企业-径流利润比率表'.C19:'部分企业-径流利润比率表'.G19" chart:label-cell-address="'部分企业-径流利润比率表'.B19:'部分企业-径流利润比率表'.B19" chart:class="chart:scatter">
            <chart:data-point chart:repeated="5"/>
          </chart:series>
          <chart:series chart:style-name="ch15" chart:values-cell-range-address="'部分企业-径流利润比率表'.C20:'部分企业-径流利润比率表'.G20" chart:label-cell-address="'部分企业-径流利润比率表'.B20:'部分企业-径流利润比率表'.B20" chart:class="chart:scatter">
            <chart:data-point chart:repeated="5"/>
          </chart:series>
          <chart:series chart:style-name="ch16" chart:values-cell-range-address="'部分企业-径流利润比率表'.C21:'部分企业-径流利润比率表'.G21" chart:label-cell-address="'部分企业-径流利润比率表'.B21:'部分企业-径流利润比率表'.B21" chart:class="chart:scatter">
            <chart:data-point chart:repeated="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2016</text:p>
                <draw:g>
                  <svg:desc>'部分企业-径流利润比率表'.C10:'部分企业-径流利润比率表'.G10</svg:desc>
                </draw:g>
              </table:table-cell>
              <table:table-cell office:value-type="string">
                <text:p>Y2015</text:p>
              </table:table-cell>
              <table:table-cell office:value-type="string">
                <text:p>Y2014</text:p>
              </table:table-cell>
              <table:table-cell office:value-type="string">
                <text:p>Y2013</text:p>
              </table:table-cell>
              <table:table-cell office:value-type="string">
                <text:p>T2012</text:p>
              </table:table-cell>
            </table:table-row>
          </table:table-header-rows>
          <table:table-rows>
            <table:table-row>
              <table:table-cell office:value-type="string">
                <text:p>美的集团</text:p>
                <draw:g>
                  <svg:desc>'部分企业-径流利润比率表'.B11:'部分企业-径流利润比率表'.B11</svg:desc>
                </draw:g>
              </table:table-cell>
              <table:table-cell office:value-type="float" office:value="1.68296314882634">
                <text:p>1.68296314882634</text:p>
                <draw:g>
                  <svg:desc>'部分企业-径流利润比率表'.C11:'部分企业-径流利润比率表'.G11</svg:desc>
                </draw:g>
              </table:table-cell>
              <table:table-cell office:value-type="float" office:value="1.96439764368432">
                <text:p>1.96439764368432</text:p>
              </table:table-cell>
              <table:table-cell office:value-type="float" office:value="2.12843960286202">
                <text:p>2.12843960286202</text:p>
              </table:table-cell>
              <table:table-cell office:value-type="float" office:value="1.21171437179873">
                <text:p>1.21171437179873</text:p>
              </table:table-cell>
              <table:table-cell office:value-type="float" office:value="1.31732859569216">
                <text:p>1.31732859569216</text:p>
              </table:table-cell>
            </table:table-row>
            <table:table-row>
              <table:table-cell office:value-type="string">
                <text:p>格力电器</text:p>
                <draw:g>
                  <svg:desc>'部分企业-径流利润比率表'.B12:'部分企业-径流利润比率表'.B12</svg:desc>
                </draw:g>
              </table:table-cell>
              <table:table-cell office:value-type="float" office:value="0.957185453051055">
                <text:p>0.957185453051055</text:p>
                <draw:g>
                  <svg:desc>'部分企业-径流利润比率表'.C12:'部分企业-径流利润比率表'.G12</svg:desc>
                </draw:g>
              </table:table-cell>
              <table:table-cell office:value-type="float" office:value="3.51547284360486">
                <text:p>3.51547284360486</text:p>
              </table:table-cell>
              <table:table-cell office:value-type="float" office:value="1.32878947866933">
                <text:p>1.32878947866933</text:p>
              </table:table-cell>
              <table:table-cell office:value-type="float" office:value="1.18600261893092">
                <text:p>1.18600261893092</text:p>
              </table:table-cell>
              <table:table-cell office:value-type="float" office:value="2.47232380642848">
                <text:p>2.47232380642848</text:p>
              </table:table-cell>
            </table:table-row>
            <table:table-row>
              <table:table-cell office:value-type="string">
                <text:p>张  裕Ａ</text:p>
                <draw:g>
                  <svg:desc>'部分企业-径流利润比率表'.B13:'部分企业-径流利润比率表'.B13</svg:desc>
                </draw:g>
              </table:table-cell>
              <table:table-cell office:value-type="float" office:value="0.907525061442601">
                <text:p>0.907525061442601</text:p>
                <draw:g>
                  <svg:desc>'部分企业-径流利润比率表'.C13:'部分企业-径流利润比率表'.G13</svg:desc>
                </draw:g>
              </table:table-cell>
              <table:table-cell office:value-type="float" office:value="1.10945568195054">
                <text:p>1.10945568195054</text:p>
              </table:table-cell>
              <table:table-cell office:value-type="float" office:value="1.09447586707715">
                <text:p>1.09447586707715</text:p>
              </table:table-cell>
              <table:table-cell office:value-type="float" office:value="0.701275532107729">
                <text:p>0.701275532107729</text:p>
              </table:table-cell>
              <table:table-cell office:value-type="float" office:value="0.765487115871905">
                <text:p>0.765487115871905</text:p>
              </table:table-cell>
            </table:table-row>
            <table:table-row>
              <table:table-cell office:value-type="string">
                <text:p>康得新</text:p>
                <draw:g>
                  <svg:desc>'部分企业-径流利润比率表'.B14:'部分企业-径流利润比率表'.B14</svg:desc>
                </draw:g>
              </table:table-cell>
              <table:table-cell office:value-type="float" office:value="-0.0242132475674795">
                <text:p>-0.0242132475674795</text:p>
                <draw:g>
                  <svg:desc>'部分企业-径流利润比率表'.C14:'部分企业-径流利润比率表'.G14</svg:desc>
                </draw:g>
              </table:table-cell>
              <table:table-cell office:value-type="float" office:value="0.645260940124705">
                <text:p>0.645260940124705</text:p>
              </table:table-cell>
              <table:table-cell office:value-type="float" office:value="0.429595488992422">
                <text:p>0.429595488992422</text:p>
              </table:table-cell>
              <table:table-cell office:value-type="float" office:value="0.34190936794069">
                <text:p>0.34190936794069</text:p>
              </table:table-cell>
              <table:table-cell office:value-type="float" office:value="0.64417945690673">
                <text:p>0.64417945690673</text:p>
              </table:table-cell>
            </table:table-row>
            <table:table-row>
              <table:table-cell office:value-type="string">
                <text:p>万华化学</text:p>
                <draw:g>
                  <svg:desc>'部分企业-径流利润比率表'.B15:'部分企业-径流利润比率表'.B15</svg:desc>
                </draw:g>
              </table:table-cell>
              <table:table-cell office:value-type="float" office:value="1.61581506001447">
                <text:p>1.61581506001447</text:p>
                <draw:g>
                  <svg:desc>'部分企业-径流利润比率表'.C15:'部分企业-径流利润比率表'.G15</svg:desc>
                </draw:g>
              </table:table-cell>
              <table:table-cell office:value-type="float" office:value="2.01898173331696">
                <text:p>2.01898173331696</text:p>
              </table:table-cell>
              <table:table-cell office:value-type="float" office:value="1.24955633945082">
                <text:p>1.24955633945082</text:p>
              </table:table-cell>
              <table:table-cell office:value-type="float" office:value="1.02747903488786">
                <text:p>1.02747903488786</text:p>
              </table:table-cell>
              <table:table-cell office:value-type="float" office:value="1.26034954336841">
                <text:p>1.26034954336841</text:p>
              </table:table-cell>
            </table:table-row>
            <table:table-row>
              <table:table-cell office:value-type="string">
                <text:p>上海家化</text:p>
                <draw:g>
                  <svg:desc>'部分企业-径流利润比率表'.B16:'部分企业-径流利润比率表'.B16</svg:desc>
                </draw:g>
              </table:table-cell>
              <table:table-cell office:value-type="float" office:value="0.249976853995">
                <text:p>0.249976853995</text:p>
                <draw:g>
                  <svg:desc>'部分企业-径流利润比率表'.C16:'部分企业-径流利润比率表'.G16</svg:desc>
                </draw:g>
              </table:table-cell>
              <table:table-cell office:value-type="float" office:value="0.227415880830422">
                <text:p>0.227415880830422</text:p>
              </table:table-cell>
              <table:table-cell office:value-type="float" office:value="1.24466408823951">
                <text:p>1.24466408823951</text:p>
              </table:table-cell>
              <table:table-cell office:value-type="float" office:value="1.25505672807125">
                <text:p>1.25505672807125</text:p>
              </table:table-cell>
              <table:table-cell office:value-type="float" office:value="1.32641653661178">
                <text:p>1.32641653661178</text:p>
              </table:table-cell>
            </table:table-row>
            <table:table-row>
              <table:table-cell office:value-type="string">
                <text:p>海螺水泥</text:p>
                <draw:g>
                  <svg:desc>'部分企业-径流利润比率表'.B17:'部分企业-径流利润比率表'.B17</svg:desc>
                </draw:g>
              </table:table-cell>
              <table:table-cell office:value-type="float" office:value="1.47439177533674">
                <text:p>1.47439177533674</text:p>
                <draw:g>
                  <svg:desc>'部分企业-径流利润比率表'.C17:'部分企业-径流利润比率表'.G17</svg:desc>
                </draw:g>
              </table:table-cell>
              <table:table-cell office:value-type="float" office:value="1.29892959445198">
                <text:p>1.29892959445198</text:p>
              </table:table-cell>
              <table:table-cell office:value-type="float" office:value="1.52356743415375">
                <text:p>1.52356743415375</text:p>
              </table:table-cell>
              <table:table-cell office:value-type="float" office:value="1.54906257484877">
                <text:p>1.54906257484877</text:p>
              </table:table-cell>
              <table:table-cell office:value-type="float" office:value="1.78090844801253">
                <text:p>1.78090844801253</text:p>
              </table:table-cell>
            </table:table-row>
            <table:table-row>
              <table:table-cell office:value-type="string">
                <text:p>青岛啤酒</text:p>
                <draw:g>
                  <svg:desc>'部分企业-径流利润比率表'.B18:'部分企业-径流利润比率表'.B18</svg:desc>
                </draw:g>
              </table:table-cell>
              <table:table-cell office:value-type="float" office:value="2.68688613547979">
                <text:p>2.68688613547979</text:p>
                <draw:g>
                  <svg:desc>'部分企业-径流利润比率表'.C18:'部分企业-径流利润比率表'.G18</svg:desc>
                </draw:g>
              </table:table-cell>
              <table:table-cell office:value-type="float" office:value="1.59708816158408">
                <text:p>1.59708816158408</text:p>
              </table:table-cell>
              <table:table-cell office:value-type="float" office:value="0.837140324729021">
                <text:p>0.837140324729021</text:p>
              </table:table-cell>
              <table:table-cell office:value-type="float" office:value="1.7221710246491">
                <text:p>1.7221710246491</text:p>
              </table:table-cell>
              <table:table-cell office:value-type="float" office:value="1.68238686875258">
                <text:p>1.68238686875258</text:p>
              </table:table-cell>
            </table:table-row>
            <table:table-row>
              <table:table-cell office:value-type="string">
                <text:p>福耀玻璃</text:p>
                <draw:g>
                  <svg:desc>'部分企业-径流利润比率表'.B19:'部分企业-径流利润比率表'.B19</svg:desc>
                </draw:g>
              </table:table-cell>
              <table:table-cell office:value-type="float" office:value="1.15726822624987">
                <text:p>1.15726822624987</text:p>
                <draw:g>
                  <svg:desc>'部分企业-径流利润比率表'.C19:'部分企业-径流利润比率表'.G19</svg:desc>
                </draw:g>
              </table:table-cell>
              <table:table-cell office:value-type="float" office:value="1.15607670182167">
                <text:p>1.15607670182167</text:p>
              </table:table-cell>
              <table:table-cell office:value-type="float" office:value="1.42246355895512">
                <text:p>1.42246355895512</text:p>
              </table:table-cell>
              <table:table-cell office:value-type="float" office:value="1.48054373226506">
                <text:p>1.48054373226506</text:p>
              </table:table-cell>
              <table:table-cell office:value-type="float" office:value="1.64600823801028">
                <text:p>1.64600823801028</text:p>
              </table:table-cell>
            </table:table-row>
            <table:table-row>
              <table:table-cell office:value-type="string">
                <text:p>中国神华</text:p>
                <draw:g>
                  <svg:desc>'部分企业-径流利润比率表'.B20:'部分企业-径流利润比率表'.B20</svg:desc>
                </draw:g>
              </table:table-cell>
              <table:table-cell office:value-type="float" office:value="2.77231175514626">
                <text:p>2.77231175514626</text:p>
                <draw:g>
                  <svg:desc>'部分企业-径流利润比率表'.C20:'部分企业-径流利润比率表'.G20</svg:desc>
                </draw:g>
              </table:table-cell>
              <table:table-cell office:value-type="float" office:value="2.3816196698762">
                <text:p>2.3816196698762</text:p>
              </table:table-cell>
              <table:table-cell office:value-type="float" office:value="1.45582558816553">
                <text:p>1.45582558816553</text:p>
              </table:table-cell>
              <table:table-cell office:value-type="float" office:value="0.974527438203457">
                <text:p>0.974527438203457</text:p>
              </table:table-cell>
              <table:table-cell office:value-type="float" office:value="1.2897301954871">
                <text:p>1.2897301954871</text:p>
              </table:table-cell>
            </table:table-row>
            <table:table-row>
              <table:table-cell office:value-type="string">
                <text:p>拉芳家化</text:p>
                <draw:g>
                  <svg:desc>'部分企业-径流利润比率表'.B21:'部分企业-径流利润比率表'.B21</svg:desc>
                </draw:g>
              </table:table-cell>
              <table:table-cell office:value-type="float" office:value="1.2318190941326">
                <text:p>1.2318190941326</text:p>
                <draw:g>
                  <svg:desc>'部分企业-径流利润比率表'.C21:'部分企业-径流利润比率表'.G21</svg:desc>
                </draw:g>
              </table:table-cell>
              <table:table-cell office:value-type="float" office:value="0.757683959952391">
                <text:p>0.757683959952391</text:p>
              </table:table-cell>
              <table:table-cell office:value-type="float" office:value="0.620894811994288">
                <text:p>0.620894811994288</text:p>
              </table:table-cell>
              <table:table-cell office:value-type="float" office:value="1.33644369888866">
                <text:p>1.33644369888866</text:p>
              </table:table-cell>
              <table:table-cell office:value-type="float" office:value="0.956089065804204">
                <text:p>0.9560890658042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Scripts/javascript/Library1/parcel-descriptor.xml><?xml version="1.0" encoding="utf-8"?>
<parcel xmlns:parcel="scripting.dtd" language="JavaScript">
  <script language="JavaScript">
    <locale lang="en">
      <displayname value="Macro1.js"/>
      <description>Macro1.js</description>
    </locale>
    <logicalname value="Macro1.js"/>
    <functionname value="Macro1.js"/>
  </script>
</parcel>
</file>